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D000003BB15B59C1A.png" manifest:media-type="image/png"/>
  <manifest:file-entry manifest:full-path="Pictures/10000001000002D800000290E5FB2796.png" manifest:media-type="image/png"/>
  <manifest:file-entry manifest:full-path="Pictures/10000001000002900000018E241F60AC.png" manifest:media-type="image/png"/>
  <manifest:file-entry manifest:full-path="Pictures/10000001000002D500000190B99EE9B0.png" manifest:media-type="image/png"/>
  <manifest:file-entry manifest:full-path="Pictures/10000001000002E30000030DCF863F9D.png" manifest:media-type="image/png"/>
  <manifest:file-entry manifest:full-path="Pictures/10000001000002CF000002043DB5F7D2.png" manifest:media-type="image/png"/>
  <manifest:file-entry manifest:full-path="Pictures/1000000100000241000003496CC25B5F.png" manifest:media-type="image/png"/>
  <manifest:file-entry manifest:full-path="Pictures/10000001000002CB00000164787402A6.png" manifest:media-type="image/png"/>
  <manifest:file-entry manifest:full-path="Pictures/10000001000002BE0000024712D67BCF.png" manifest:media-type="image/png"/>
  <manifest:file-entry manifest:full-path="Pictures/10000001000002B50000016211529CBB.png" manifest:media-type="image/png"/>
  <manifest:file-entry manifest:full-path="Pictures/10000001000002B4000002307B800EB0.png" manifest:media-type="image/png"/>
  <manifest:file-entry manifest:full-path="Pictures/10000001000002CF0000023901CE4C0D.png" manifest:media-type="image/png"/>
  <manifest:file-entry manifest:full-path="Pictures/10000001000002D9000003024E580601.png" manifest:media-type="image/png"/>
  <manifest:file-entry manifest:full-path="Pictures/10000001000002E200000174AB63A533.png" manifest:media-type="image/png"/>
  <manifest:file-entry manifest:full-path="Pictures/10000001000002E4000004309A0DDBE3.png" manifest:media-type="image/png"/>
  <manifest:file-entry manifest:full-path="Pictures/100000010000030B000003CDBBD893B2.png" manifest:media-type="image/png"/>
  <manifest:file-entry manifest:full-path="Pictures/10000001000002DB000002485CB02CD7.png" manifest:media-type="image/png"/>
  <manifest:file-entry manifest:full-path="Pictures/10000001000002B6000002C5028B0A0F.png" manifest:media-type="image/png"/>
  <manifest:file-entry manifest:full-path="Pictures/10000001000002F1000003E2AD971DB2.png" manifest:media-type="image/png"/>
  <manifest:file-entry manifest:full-path="Pictures/10000001000002C2000001BE72519333.png" manifest:media-type="image/png"/>
  <manifest:file-entry manifest:full-path="Pictures/10000001000002AC00000240BB386101.png" manifest:media-type="image/png"/>
  <manifest:file-entry manifest:full-path="Pictures/10000001000002C80000032F1B4E1E30.png" manifest:media-type="image/png"/>
  <manifest:file-entry manifest:full-path="Pictures/10000001000002D20000044D92B56E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894cm" table:align="left" style:shadow="none" style:may-break-between-rows="true" table:border-model="collapsing"/>
    </style:style>
    <style:style style:name="Tabla1.A" style:family="table-column">
      <style:table-column-properties style:column-width="15.005cm"/>
    </style:style>
    <style:style style:name="Tabla1.B" style:family="table-column">
      <style:table-column-properties style:column-width="12.88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6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eb1" officeooo:paragraph-rsid="00175e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" text:anchor-type="char" svg:width="10.462cm" svg:height="5.209cm" draw:z-index="0"><draw:image xlink:href="Pictures/10000001000002CB00000164787402A6.png" xlink:type="simple" xlink:show="embed" xlink:actuate="onLoad" draw:mime-type="image/png"/></draw:frame></text:p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4" draw:name="Imagen2" text:anchor-type="char" svg:width="9.876cm" svg:height="7.992cm" draw:z-index="1"><draw:image xlink:href="Pictures/10000001000002B4000002307B800EB0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9.705cm" svg:height="8.172cm" draw:z-index="2"><draw:image xlink:href="Pictures/10000001000002AC00000240BB38610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width="11.73cm" svg:height="5.913cm" draw:z-index="3"><draw:image xlink:href="Pictures/10000001000002E200000174AB63A533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5" text:anchor-type="char" svg:width="11.441cm" svg:height="15.102cm" draw:z-index="4"><draw:image xlink:href="Pictures/10000001000002F1000003E2AD971DB2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6" text:anchor-type="char" svg:width="12.464cm" svg:height="15.566cm" draw:z-index="5"><draw:image xlink:href="Pictures/100000010000030B000003CDBBD893B2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7" text:anchor-type="char" svg:width="12.85cm" svg:height="13.129cm" draw:z-index="6"><draw:image xlink:href="Pictures/10000001000002B6000002C5028B0A0F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8" text:anchor-type="char" svg:width="13.414cm" svg:height="8.474cm" draw:z-index="7"><draw:image xlink:href="Pictures/10000001000002C2000001BE72519333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9" text:anchor-type="char" svg:width="13.564cm" svg:height="6.929cm" draw:z-index="8"><draw:image xlink:href="Pictures/10000001000002B50000016211529CB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0" text:anchor-type="char" svg:width="13.245cm" svg:height="10.481cm" draw:z-index="9"><draw:image xlink:href="Pictures/10000001000002CF0000023901CE4C0D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1" text:anchor-type="char" svg:width="13.524cm" svg:height="15.48cm" draw:z-index="10"><draw:image xlink:href="Pictures/10000001000002C80000032F1B4E1E30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2" text:anchor-type="char" svg:width="12.982cm" svg:height="13.712cm" draw:z-index="11"><draw:image xlink:href="Pictures/10000001000002D9000003024E58060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3" text:anchor-type="char" svg:width="11.915cm" svg:height="18.168cm" draw:z-index="12"><draw:image xlink:href="Pictures/10000001000002D20000044D92B56EF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4" text:anchor-type="char" svg:width="12.846cm" svg:height="10.67cm" draw:z-index="13"><draw:image xlink:href="Pictures/10000001000002BE0000024712D67BCF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5" text:anchor-type="char" svg:width="14.069cm" svg:height="11.24cm" draw:z-index="14"><draw:image xlink:href="Pictures/10000001000002DB000002485CB02CD7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16" text:anchor-type="char" svg:width="14.637cm" svg:height="10.504cm" draw:z-index="15"><draw:image xlink:href="Pictures/10000001000002CF000002043DB5F7D2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7" text:anchor-type="char" svg:width="14.298cm" svg:height="15.111cm" draw:z-index="16"><draw:image xlink:href="Pictures/10000001000002E30000030DCF863F9D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18" text:anchor-type="char" svg:width="13.499cm" svg:height="7.449cm" draw:z-index="17"><draw:image xlink:href="Pictures/10000001000002D500000190B99EE9B0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6">
          <table:table-cell table:style-name="Tabla1.A2" office:value-type="string">
            <text:p text:style-name="P1"><draw:frame draw:style-name="fr3" draw:name="Imagen19" text:anchor-type="char" svg:x="0.859cm" svg:y="0.132cm" svg:width="13.093cm" svg:height="7.945cm" draw:z-index="18"><draw:image xlink:href="Pictures/10000001000002900000018E241F60AC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20" text:anchor-type="char" svg:width="12.43cm" svg:height="18.008cm" draw:z-index="19"><draw:image xlink:href="Pictures/10000001000002E4000004309A0DDBE3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21" text:anchor-type="char" svg:width="12.285cm" svg:height="17.905cm" draw:z-index="20"><draw:image xlink:href="Pictures/1000000100000241000003496CC25B5F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22" text:anchor-type="char" svg:width="13.966cm" svg:height="12.584cm" draw:z-index="21"><draw:image xlink:href="Pictures/10000001000002D800000290E5FB2796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1" draw:name="Imagen23" text:anchor-type="char" svg:width="12.73cm" svg:height="17.343cm" draw:z-index="22"><draw:image xlink:href="Pictures/10000001000002BD000003BB15B59C1A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2:37:31.609556663</meta:creation-date>
    <dc:date>2025-01-07T13:09:53.341123038</dc:date>
    <meta:editing-duration>PT32M20S</meta:editing-duration>
    <meta:editing-cycles>4</meta:editing-cycles>
    <meta:generator>LibreOffice/24.2.7.2$Linux_X86_64 LibreOffice_project/420$Build-2</meta:generator>
    <meta:document-statistic meta:table-count="1" meta:image-count="23" meta:object-count="0" meta:page-count="19" meta:paragraph-count="0" meta:word-count="0" meta:character-count="0" meta:non-whitespace-character-count="0"/>
  </office:meta>
</office:document-meta>
</file>